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5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1, FF 31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C. H. Mo<text:span text:style-name="T2">ï</text:span>se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10 March 1872</text:p>
      <text:p text:style-name="P4">Month<text:tab/><text:tab/><text:tab/><text:tab/><text:tab/><text:tab/>March</text:p>
      <text:p text:style-name="P4">Year<text:tab/><text:tab/><text:tab/><text:tab/><text:tab/><text:tab/>1872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 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/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/text:p>
      <text:p text:style-name="P4">Postma<text:tab/>rk<text:tab/><text:tab/><text:tab/><text:tab/><text:tab/><text:tab/>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Revd S. Morais./</text:span></text:p>
      <text:p text:style-name="P2"><text:span text:style-name="T1">546 North 5</text:span><text:span text:style-name="T4">th</text:span><text:span text:style-name="T1"> St/</text:span></text:p>
      <text:p text:style-name="P2"><text:span text:style-name="T1">Philadelphia, Pa./</text:span></text:p>
      <text:p text:style-name="P2"><text:span text:style-name="T1">Dear Sir/</text:span></text:p>
      <text:p text:style-name="P2"><text:span text:style-name="T1"><text:tab/>Your kind letter/ of 6</text:span><text:span text:style-name="T4">th</text:span><text:span text:style-name="T1"> Inst. came duly/ to hand./</text:span></text:p>
      <text:p text:style-name="P2"><text:span text:style-name="T1"><text:tab/>I am greatly/ obliged for your answers/ to my enquiry[sic], and feel/ satisfied of the correctness/ of your views./</text:span></text:p>
      <text:p text:style-name="P2"><text:span text:style-name="T1"><text:tab/>I sincerely regret/ the illness of your esteemed/ wife, and trust she will/ soon recover her health./</text:span></text:p>
      <text:p text:style-name="P2"><text:span text:style-name="T1"><text:tab/>Yours Truly/</text:span></text:p>
      <text:p text:style-name="P2"><text:span text:style-name="T1"><text:tab/><text:tab/>C[?]. H. Mo</text:span><text:span text:style-name="T3">ïse/</text:span></text:p>
      <text:p text:style-name="P2"><text:span text:style-name="T3">Sonntag 10 March 1872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3T10:58:20</meta:creation-date>
    <dc:date>2009-05-13T11:09:25</dc:date>
    <dc:language>en-US</dc:language>
    <meta:editing-cycles>2</meta:editing-cycles>
    <meta:editing-duration>PT11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0" meta:word-count="228" meta:character-count="1638"/>
  </office:meta>
</office:document-meta>
</file>